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ad62d" officeooo:paragraph-rsid="002ad62d"/>
    </style:style>
    <style:style style:name="P2" style:family="paragraph" style:parent-style-name="Text_20_body">
      <style:text-properties officeooo:rsid="002c9fbe" officeooo:paragraph-rsid="002c9fbe"/>
    </style:style>
    <style:style style:name="P3" style:family="paragraph" style:parent-style-name="Text_20_body">
      <style:text-properties officeooo:paragraph-rsid="002d081e"/>
    </style:style>
    <style:style style:name="P4" style:family="paragraph" style:parent-style-name="Text_20_body">
      <style:text-properties officeooo:paragraph-rsid="002e9a7f"/>
    </style:style>
    <style:style style:name="P5" style:family="paragraph" style:parent-style-name="Text_20_body">
      <style:text-properties officeooo:paragraph-rsid="002fce71"/>
    </style:style>
    <style:style style:name="P6" style:family="paragraph" style:parent-style-name="Text_20_body">
      <style:text-properties officeooo:paragraph-rsid="00341bbc"/>
    </style:style>
    <style:style style:name="P7" style:family="paragraph" style:parent-style-name="Text_20_body">
      <style:text-properties officeooo:paragraph-rsid="00382778"/>
    </style:style>
    <style:style style:name="P8" style:family="paragraph" style:parent-style-name="Text_20_body">
      <style:text-properties officeooo:paragraph-rsid="003888ce"/>
    </style:style>
    <style:style style:name="P9" style:family="paragraph" style:parent-style-name="Text_20_body">
      <style:paragraph-properties fo:text-align="justify" style:justify-single-word="false"/>
      <style:text-properties officeooo:paragraph-rsid="003888ce"/>
    </style:style>
    <style:style style:name="P10" style:family="paragraph" style:parent-style-name="Text_20_body">
      <style:paragraph-properties fo:text-align="justify" style:justify-single-word="false"/>
      <style:text-properties officeooo:paragraph-rsid="003af9e3"/>
    </style:style>
    <style:style style:name="P11" style:family="paragraph" style:parent-style-name="Text_20_body">
      <style:paragraph-properties fo:text-align="justify" style:justify-single-word="false"/>
      <style:text-properties officeooo:paragraph-rsid="003f3e6f"/>
    </style:style>
    <style:style style:name="P12" style:family="paragraph" style:parent-style-name="Text_20_body">
      <style:paragraph-properties fo:text-align="justify" style:justify-single-word="false"/>
      <style:text-properties officeooo:paragraph-rsid="0043da8d"/>
    </style:style>
    <style:style style:name="P13" style:family="paragraph" style:parent-style-name="Text_20_body">
      <style:paragraph-properties fo:text-align="justify" style:justify-single-word="false"/>
      <style:text-properties officeooo:paragraph-rsid="0049d25b"/>
    </style:style>
    <style:style style:name="P14" style:family="paragraph" style:parent-style-name="Text_20_body">
      <style:paragraph-properties fo:text-align="justify" style:justify-single-word="false"/>
      <style:text-properties officeooo:paragraph-rsid="004c77e1"/>
    </style:style>
    <style:style style:name="P15" style:family="paragraph" style:parent-style-name="Text_20_body">
      <style:text-properties officeooo:paragraph-rsid="0043f202"/>
    </style:style>
    <style:style style:name="P16" style:family="paragraph" style:parent-style-name="Text_20_body">
      <style:text-properties officeooo:paragraph-rsid="0046056a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ad62d" officeooo:paragraph-rsid="002ad62d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8f146" officeooo:paragraph-rsid="004c77e1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8f146" officeooo:paragraph-rsid="004ed6de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48f146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514208" officeooo:paragraph-rsid="00514208"/>
    </style:style>
    <style:style style:name="P22" style:family="paragraph" style:parent-style-name="Illustration">
      <style:paragraph-properties fo:margin-top="0cm" fo:margin-bottom="0cm" loext:contextual-spacing="false" fo:text-align="center" style:justify-single-word="false"/>
      <style:text-properties officeooo:rsid="0048f146" officeooo:paragraph-rsid="004c77e1"/>
    </style:style>
    <style:style style:name="P23" style:family="paragraph" style:parent-style-name="Illustration">
      <style:paragraph-properties fo:margin-top="0cm" fo:margin-bottom="0cm" loext:contextual-spacing="false" fo:text-align="center" style:justify-single-word="false"/>
      <style:text-properties officeooo:rsid="0048f146" officeooo:paragraph-rsid="004ed6de"/>
    </style:style>
    <style:style style:name="P24" style:family="paragraph" style:parent-style-name="Illustration">
      <style:paragraph-properties fo:margin-top="0cm" fo:margin-bottom="0cm" loext:contextual-spacing="false" fo:text-align="center" style:justify-single-word="false" fo:break-before="page"/>
      <style:text-properties officeooo:rsid="0048f146" officeooo:paragraph-rsid="00514208"/>
    </style:style>
    <style:style style:name="P25" style:family="paragraph" style:parent-style-name="Text_20_body">
      <style:paragraph-properties fo:break-before="page"/>
      <style:text-properties officeooo:paragraph-rsid="0037c714"/>
    </style:style>
    <style:style style:name="P26" style:family="paragraph" style:parent-style-name="Text_20_body">
      <style:paragraph-properties fo:break-before="page"/>
      <style:text-properties officeooo:rsid="0048f146" officeooo:paragraph-rsid="0048f146"/>
    </style:style>
    <style:style style:name="P27" style:family="paragraph" style:parent-style-name="Illustration">
      <style:paragraph-properties fo:text-align="center" style:justify-single-word="false" fo:break-before="page"/>
      <style:text-properties officeooo:paragraph-rsid="003af9e3"/>
    </style:style>
    <style:style style:name="P28" style:family="paragraph" style:parent-style-name="Illustration">
      <style:paragraph-properties fo:text-align="center" style:justify-single-word="false" fo:break-before="page"/>
      <style:text-properties officeooo:paragraph-rsid="0043da8d"/>
    </style:style>
    <style:style style:name="P29" style:family="paragraph" style:parent-style-name="Text_20_body">
      <style:paragraph-properties fo:margin-top="0cm" fo:margin-bottom="0.101cm" loext:contextual-spacing="false"/>
      <style:text-properties officeooo:paragraph-rsid="003af9e3"/>
    </style:style>
    <style:style style:name="P30" style:family="paragraph" style:parent-style-name="Illustration">
      <style:paragraph-properties fo:text-align="center" style:justify-single-word="false"/>
    </style:style>
    <style:style style:name="P31" style:family="paragraph" style:parent-style-name="Illustration">
      <style:paragraph-properties fo:text-align="center" style:justify-single-word="false"/>
      <style:text-properties officeooo:paragraph-rsid="003888ce"/>
    </style:style>
    <style:style style:name="P32" style:family="paragraph" style:parent-style-name="Illustration">
      <style:paragraph-properties fo:text-align="center" style:justify-single-word="false"/>
      <style:text-properties officeooo:paragraph-rsid="003af9e3"/>
    </style:style>
    <style:style style:name="P33" style:family="paragraph" style:parent-style-name="Illustration">
      <style:paragraph-properties fo:text-align="center" style:justify-single-word="false"/>
      <style:text-properties officeooo:paragraph-rsid="0049d25b"/>
    </style:style>
    <style:style style:name="P34" style:family="paragraph" style:parent-style-name="Illustration">
      <style:paragraph-properties fo:text-align="center" style:justify-single-word="false"/>
      <style:text-properties officeooo:rsid="0048f146" officeooo:paragraph-rsid="0048f146"/>
    </style:style>
    <style:style style:name="P35" style:family="paragraph" style:parent-style-name="Text_20_body">
      <style:paragraph-properties fo:margin-top="0cm" fo:margin-bottom="0.199cm" loext:contextual-spacing="false" fo:text-align="justify" style:justify-single-word="false"/>
      <style:text-properties officeooo:rsid="0048f146" officeooo:paragraph-rsid="004ed6de"/>
    </style:style>
    <style:style style:name="P36" style:family="paragraph" style:parent-style-name="Text_20_body" style:list-style-name="L2">
      <style:text-properties officeooo:paragraph-rsid="0037c714"/>
    </style:style>
    <style:style style:name="P37" style:family="paragraph" style:parent-style-name="Text_20_body" style:list-style-name="L3">
      <style:paragraph-properties fo:text-align="justify" style:justify-single-word="false"/>
      <style:text-properties officeooo:paragraph-rsid="00408c90"/>
    </style:style>
    <style:style style:name="P38" style:family="paragraph" style:parent-style-name="Text_20_body" style:list-style-name="L3">
      <style:paragraph-properties fo:text-align="justify" style:justify-single-word="false"/>
      <style:text-properties officeooo:paragraph-rsid="0040de7a"/>
    </style:style>
    <style:style style:name="P39" style:family="paragraph" style:parent-style-name="Text_20_body" style:list-style-name="L3">
      <style:paragraph-properties fo:text-align="justify" style:justify-single-word="false"/>
      <style:text-properties officeooo:paragraph-rsid="0043da8d"/>
    </style:style>
    <style:style style:name="P40" style:family="paragraph" style:parent-style-name="Text_20_body" style:list-style-name="L5">
      <style:paragraph-properties fo:text-align="justify" style:justify-single-word="false"/>
      <style:text-properties officeooo:paragraph-rsid="0049d25b"/>
    </style:style>
    <style:style style:name="P41" style:family="paragraph" style:parent-style-name="Text_20_body">
      <style:paragraph-properties fo:text-align="justify" style:justify-single-word="false"/>
      <style:text-properties officeooo:paragraph-rsid="005b4b3d"/>
    </style:style>
    <style:style style:name="P42" style:family="paragraph" style:parent-style-name="Text_20_body" style:list-style-name="L4">
      <style:text-properties officeooo:rsid="0048f146" officeooo:paragraph-rsid="0048f146"/>
    </style:style>
    <style:style style:name="P43" style:family="paragraph" style:parent-style-name="Text_20_body">
      <style:paragraph-properties fo:text-align="justify" style:justify-single-word="false"/>
      <style:text-properties officeooo:rsid="002ad62d" officeooo:paragraph-rsid="0054239b"/>
    </style:style>
    <style:style style:name="P44" style:family="paragraph" style:parent-style-name="Text_20_body">
      <style:paragraph-properties fo:text-align="justify" style:justify-single-word="false"/>
      <style:text-properties officeooo:rsid="005508f2" officeooo:paragraph-rsid="005508f2"/>
    </style:style>
    <style:style style:name="P45" style:family="paragraph" style:parent-style-name="Text_20_body">
      <style:text-properties officeooo:paragraph-rsid="002ad62d"/>
    </style:style>
    <style:style style:name="P46" style:family="paragraph" style:parent-style-name="Text_20_body">
      <style:text-properties officeooo:paragraph-rsid="002fce71"/>
    </style:style>
    <style:style style:name="P47" style:family="paragraph" style:parent-style-name="Text_20_body">
      <style:text-properties officeooo:paragraph-rsid="005508f2"/>
    </style:style>
    <style:style style:name="P48" style:family="paragraph" style:parent-style-name="Text_20_body" style:list-style-name="L1">
      <style:paragraph-properties fo:margin-top="0cm" fo:margin-bottom="0.101cm" loext:contextual-spacing="false"/>
      <style:text-properties officeooo:paragraph-rsid="002fce71"/>
    </style:style>
    <style:style style:name="P49" style:family="paragraph" style:parent-style-name="Text_20_body" style:list-style-name="L1">
      <style:paragraph-properties fo:margin-top="0cm" fo:margin-bottom="0.101cm" loext:contextual-spacing="false"/>
      <style:text-properties officeooo:paragraph-rsid="00331fd4"/>
    </style:style>
    <style:style style:name="P50" style:family="paragraph" style:parent-style-name="Text_20_body" style:list-style-name="L7">
      <style:paragraph-properties fo:margin-top="0cm" fo:margin-bottom="0.101cm" loext:contextual-spacing="false" fo:text-align="justify" style:justify-single-word="false"/>
      <style:text-properties officeooo:rsid="0048f146" officeooo:paragraph-rsid="004ed6de"/>
    </style:style>
    <style:style style:name="P51" style:family="paragraph" style:parent-style-name="Text_20_body" style:list-style-name="L8">
      <style:paragraph-properties fo:margin-top="0cm" fo:margin-bottom="0.101cm" loext:contextual-spacing="false" fo:text-align="justify" style:justify-single-word="false"/>
      <style:text-properties officeooo:rsid="0048f146" officeooo:paragraph-rsid="004ed6de"/>
    </style:style>
    <style:style style:name="P52" style:family="paragraph" style:parent-style-name="Text_20_body" style:list-style-name="L4">
      <style:paragraph-properties fo:margin-top="0cm" fo:margin-bottom="0cm" loext:contextual-spacing="false"/>
      <style:text-properties officeooo:rsid="0048f146" officeooo:paragraph-rsid="0048f146"/>
    </style:style>
    <style:style style:name="P53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officeooo:rsid="0048f146" officeooo:paragraph-rsid="004d133d"/>
    </style:style>
    <style:style style:name="P54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officeooo:paragraph-rsid="0049d25b"/>
    </style:style>
    <style:style style:name="P55" style:family="paragraph" style:parent-style-name="Text_20_body">
      <style:paragraph-properties fo:text-align="justify" style:justify-single-word="false" fo:break-before="page"/>
      <style:text-properties officeooo:rsid="005508f2" officeooo:paragraph-rsid="005508f2"/>
    </style:style>
    <style:style style:name="P56" style:family="paragraph" style:parent-style-name="Heading_20_2">
      <style:text-properties officeooo:rsid="0054239b" officeooo:paragraph-rsid="0054239b"/>
    </style:style>
    <style:style style:name="P57" style:family="paragraph" style:parent-style-name="Heading_20_2">
      <style:text-properties officeooo:paragraph-rsid="0054239b"/>
    </style:style>
    <style:style style:name="P58" style:family="paragraph" style:parent-style-name="Heading_20_2">
      <style:text-properties officeooo:paragraph-rsid="00595962"/>
    </style:style>
    <style:style style:name="P59" style:family="paragraph" style:parent-style-name="Heading_20_1">
      <style:text-properties officeooo:rsid="002ad62d" officeooo:paragraph-rsid="002ad62d"/>
    </style:style>
    <style:style style:name="P60" style:family="paragraph" style:parent-style-name="Heading_20_3">
      <style:text-properties officeooo:paragraph-rsid="003888ce"/>
    </style:style>
    <style:style style:name="P61" style:family="paragraph" style:parent-style-name="Heading_20_3">
      <style:text-properties officeooo:paragraph-rsid="003cf79e"/>
    </style:style>
    <style:style style:name="P62" style:family="paragraph" style:parent-style-name="Heading_20_3">
      <style:text-properties officeooo:paragraph-rsid="0043f202"/>
    </style:style>
    <style:style style:name="P63" style:family="paragraph" style:parent-style-name="Heading_20_3">
      <style:text-properties officeooo:paragraph-rsid="004ed6de"/>
    </style:style>
    <style:style style:name="P64" style:family="paragraph" style:parent-style-name="Heading_20_3" style:list-style-name=""/>
    <style:style style:name="P65" style:family="paragraph" style:parent-style-name="Heading_20_3">
      <style:paragraph-properties fo:break-before="page"/>
    </style:style>
    <style:style style:name="P66" style:family="paragraph" style:parent-style-name="Heading_20_3">
      <style:paragraph-properties fo:break-before="page"/>
      <style:text-properties officeooo:paragraph-rsid="003888ce"/>
    </style:style>
    <style:style style:name="P67" style:family="paragraph" style:parent-style-name="Heading_20_3">
      <style:paragraph-properties fo:break-before="page"/>
      <style:text-properties officeooo:paragraph-rsid="0048f146"/>
    </style:style>
    <style:style style:name="P68" style:family="paragraph" style:parent-style-name="Heading_20_3">
      <style:paragraph-properties fo:break-before="page"/>
      <style:text-properties officeooo:paragraph-rsid="004bf42f"/>
    </style:style>
    <style:style style:name="P69" style:family="paragraph" style:parent-style-name="Heading_20_3">
      <style:paragraph-properties fo:break-before="page"/>
      <style:text-properties officeooo:paragraph-rsid="004c77e1"/>
    </style:style>
    <style:style style:name="P70" style:family="paragraph" style:parent-style-name="Illustration">
      <style:paragraph-properties fo:text-align="center" style:justify-single-word="false"/>
      <style:text-properties officeooo:rsid="002ad62d" officeooo:paragraph-rsid="005508f2"/>
    </style:style>
    <style:style style:name="P71" style:family="paragraph" style:parent-style-name="Illustration">
      <style:paragraph-properties fo:margin-top="0cm" fo:margin-bottom="0cm" loext:contextual-spacing="false" fo:text-align="center" style:justify-single-word="false"/>
      <style:text-properties officeooo:rsid="0048f146" officeooo:paragraph-rsid="0051420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d081e" style:font-size-asian="10pt" style:font-size-complex="10pt"/>
    </style:style>
    <style:style style:name="T3" style:family="text">
      <style:text-properties fo:font-size="10pt" officeooo:rsid="002e9a7f" style:font-size-asian="10pt" style:font-size-complex="10pt"/>
    </style:style>
    <style:style style:name="T4" style:family="text">
      <style:text-properties fo:font-size="10pt" officeooo:rsid="002fce71" style:font-size-asian="10pt" style:font-size-complex="10pt"/>
    </style:style>
    <style:style style:name="T5" style:family="text">
      <style:text-properties fo:font-size="10pt" officeooo:rsid="00313c05" style:font-size-asian="10pt" style:font-size-complex="10pt"/>
    </style:style>
    <style:style style:name="T6" style:family="text">
      <style:text-properties fo:font-size="10pt" officeooo:rsid="003888ce" style:font-size-asian="10pt" style:font-size-complex="10pt"/>
    </style:style>
    <style:style style:name="T7" style:family="text">
      <style:text-properties fo:font-size="10pt" officeooo:rsid="003f3e6f" style:font-size-asian="10pt" style:font-size-complex="10pt"/>
    </style:style>
    <style:style style:name="T8" style:family="text">
      <style:text-properties fo:font-size="10pt" officeooo:rsid="00441674" style:font-size-asian="10pt" style:font-size-complex="10pt"/>
    </style:style>
    <style:style style:name="T9" style:family="text">
      <style:text-properties officeooo:rsid="002ad62d"/>
    </style:style>
    <style:style style:name="T10" style:family="text">
      <style:text-properties officeooo:rsid="002c009b"/>
    </style:style>
    <style:style style:name="T11" style:family="text">
      <style:text-properties officeooo:rsid="002d081e"/>
    </style:style>
    <style:style style:name="T12" style:family="text">
      <style:text-properties style:font-name="Liberation Serif" officeooo:rsid="002d081e"/>
    </style:style>
    <style:style style:name="T13" style:family="text">
      <style:text-properties style:font-name="Liberation Serif" officeooo:rsid="002fce71"/>
    </style:style>
    <style:style style:name="T14" style:family="text">
      <style:text-properties style:font-name="Liberation Serif" officeooo:rsid="00331fd4"/>
    </style:style>
    <style:style style:name="T15" style:family="text">
      <style:text-properties style:font-name="Liberation Serif" officeooo:rsid="003af9e3"/>
    </style:style>
    <style:style style:name="T16" style:family="text">
      <style:text-properties style:font-name="Liberation Serif" officeooo:rsid="003daeb5"/>
    </style:style>
    <style:style style:name="T17" style:family="text">
      <style:text-properties style:font-name="Liberation Serif" fo:font-size="12pt" style:font-size-asian="10.5pt" style:font-size-complex="12pt"/>
    </style:style>
    <style:style style:name="T18" style:family="text">
      <style:text-properties style:font-name="Liberation Serif" fo:font-size="12pt" officeooo:rsid="0037c714" style:font-size-asian="10.5pt" style:font-size-complex="12pt"/>
    </style:style>
    <style:style style:name="T19" style:family="text">
      <style:text-properties style:font-name="Liberation Serif" fo:font-size="12pt" officeooo:rsid="00382778" style:font-size-asian="10.5pt" style:font-size-complex="12pt"/>
    </style:style>
    <style:style style:name="T20" style:family="text">
      <style:text-properties style:font-name="Liberation Serif" fo:font-size="12pt" officeooo:rsid="003888ce" style:font-size-asian="10.5pt" style:font-size-complex="12pt"/>
    </style:style>
    <style:style style:name="T21" style:family="text">
      <style:text-properties style:font-name="Liberation Serif" fo:font-size="12pt" officeooo:rsid="003af9e3" style:font-size-asian="10.5pt" style:font-size-complex="12pt"/>
    </style:style>
    <style:style style:name="T22" style:family="text">
      <style:text-properties style:font-name="Liberation Serif" fo:font-size="12pt" officeooo:rsid="003f3e6f" style:font-size-asian="10.5pt" style:font-size-complex="12pt"/>
    </style:style>
    <style:style style:name="T23" style:family="text">
      <style:text-properties style:font-name="Liberation Serif" fo:font-size="12pt" officeooo:rsid="00408c90" style:font-size-asian="10.5pt" style:font-size-complex="12pt"/>
    </style:style>
    <style:style style:name="T24" style:family="text">
      <style:text-properties style:font-name="Liberation Serif" fo:font-size="12pt" officeooo:rsid="0040de7a" style:font-size-asian="10.5pt" style:font-size-complex="12pt"/>
    </style:style>
    <style:style style:name="T25" style:family="text">
      <style:text-properties style:font-name="Liberation Serif" fo:font-size="12pt" officeooo:rsid="0043da8d" style:font-size-asian="10.5pt" style:font-size-complex="12pt"/>
    </style:style>
    <style:style style:name="T26" style:family="text">
      <style:text-properties style:font-name="Liberation Serif" fo:font-size="12pt" officeooo:rsid="0043f202" style:font-size-asian="10.5pt" style:font-size-complex="12pt"/>
    </style:style>
    <style:style style:name="T27" style:family="text">
      <style:text-properties style:font-name="Liberation Serif" fo:font-size="12pt" officeooo:rsid="0048f146" style:font-size-asian="10.5pt" style:font-size-complex="12pt"/>
    </style:style>
    <style:style style:name="T28" style:family="text">
      <style:text-properties style:font-name="Liberation Serif" fo:font-size="12pt" officeooo:rsid="0049d25b" style:font-size-asian="10.5pt" style:font-size-complex="12pt"/>
    </style:style>
    <style:style style:name="T29" style:family="text">
      <style:text-properties style:font-name="Liberation Serif" fo:font-size="12pt" officeooo:rsid="004c77e1" style:font-size-asian="10.5pt" style:font-size-complex="12pt"/>
    </style:style>
    <style:style style:name="T30" style:family="text">
      <style:text-properties style:font-name="Liberation Serif" fo:font-size="12pt" officeooo:rsid="004bf42f" style:font-size-asian="10.5pt" style:font-size-complex="12pt"/>
    </style:style>
    <style:style style:name="T31" style:family="text">
      <style:text-properties style:font-name="Liberation Serif" fo:font-size="12pt" officeooo:rsid="004d133d" style:font-size-asian="10.5pt" style:font-size-complex="12pt"/>
    </style:style>
    <style:style style:name="T32" style:family="text">
      <style:text-properties style:font-name="Liberation Serif" fo:font-size="12pt" officeooo:rsid="004ed6de" style:font-size-asian="10.5pt" style:font-size-complex="12pt"/>
    </style:style>
    <style:style style:name="T33" style:family="text">
      <style:text-properties style:font-name="Liberation Serif" fo:font-size="12pt" officeooo:rsid="00507932" style:font-size-asian="10.5pt" style:font-size-complex="12pt"/>
    </style:style>
    <style:style style:name="T34" style:family="text">
      <style:text-properties style:font-name="Liberation Serif" fo:font-size="12pt" officeooo:rsid="00514208" style:font-size-asian="10.5pt" style:font-size-complex="12pt"/>
    </style:style>
    <style:style style:name="T35" style:family="text">
      <style:text-properties style:font-name="Liberation Serif" fo:font-size="12pt" officeooo:rsid="005508f2" style:font-size-asian="10.5pt" style:font-size-complex="12pt"/>
    </style:style>
    <style:style style:name="T36" style:family="text">
      <style:text-properties style:font-name="Liberation Serif" fo:font-size="12pt" officeooo:rsid="0057f6da" style:font-size-asian="10.5pt" style:font-size-complex="12pt"/>
    </style:style>
    <style:style style:name="T37" style:family="text">
      <style:text-properties style:font-name="Liberation Serif" fo:font-size="12pt" officeooo:rsid="00595962" style:font-size-asian="10.5pt" style:font-size-complex="12pt"/>
    </style:style>
    <style:style style:name="T38" style:family="text">
      <style:text-properties style:font-name="Liberation Serif" officeooo:rsid="00341bbc"/>
    </style:style>
    <style:style style:name="T39" style:family="text">
      <style:text-properties style:font-name="Liberation Serif" officeooo:rsid="0036008b"/>
    </style:style>
    <style:style style:name="T40" style:family="text">
      <style:text-properties style:font-name="Liberation Serif" fo:font-size="10pt" officeooo:rsid="003888ce" style:font-size-asian="10pt" style:font-size-complex="10pt"/>
    </style:style>
    <style:style style:name="T41" style:family="text">
      <style:text-properties style:font-name="Liberation Sans" officeooo:rsid="002fce71"/>
    </style:style>
    <style:style style:name="T42" style:family="text">
      <style:text-properties style:font-name="Liberation Sans" officeooo:rsid="00341bbc"/>
    </style:style>
    <style:style style:name="T43" style:family="text">
      <style:text-properties style:font-name="Liberation Sans" officeooo:rsid="0037c714"/>
    </style:style>
    <style:style style:name="T44" style:family="text">
      <style:text-properties style:font-name="Liberation Sans" fo:font-size="14.1000003814697pt" officeooo:rsid="0037c714" style:font-size-asian="14.1000003814697pt" style:font-size-complex="14.1000003814697pt"/>
    </style:style>
    <style:style style:name="T45" style:family="text">
      <style:text-properties style:font-name="Liberation Sans" fo:font-size="14.1000003814697pt" officeooo:rsid="003888ce" style:font-size-asian="14.1000003814697pt" style:font-size-complex="14.1000003814697pt"/>
    </style:style>
    <style:style style:name="T46" style:family="text">
      <style:text-properties style:font-name="Liberation Sans" fo:font-size="14.1000003814697pt" officeooo:rsid="0057f6da" style:font-size-asian="14.1000003814697pt" style:font-size-complex="14.1000003814697pt"/>
    </style:style>
    <style:style style:name="T47" style:family="text">
      <style:text-properties style:font-name="Liberation Sans" fo:font-size="14.1000003814697pt" officeooo:rsid="00595962" style:font-size-asian="14.1000003814697pt" style:font-size-complex="14.1000003814697pt"/>
    </style:style>
    <style:style style:name="T48" style:family="text">
      <style:text-properties style:font-name="Liberation Sans" fo:font-size="14.1000003814697pt" officeooo:rsid="003cf79e" style:font-size-asian="12.3000001907349pt" style:font-size-complex="14.1000003814697pt"/>
    </style:style>
    <style:style style:name="T49" style:family="text">
      <style:text-properties style:font-name="Liberation Sans" fo:font-size="14.1000003814697pt" officeooo:rsid="0043f202" style:font-size-asian="12.3000001907349pt" style:font-size-complex="14.1000003814697pt"/>
    </style:style>
    <style:style style:name="T50" style:family="text">
      <style:text-properties style:font-name="Liberation Sans" fo:font-size="14.1000003814697pt" officeooo:rsid="0048f146" style:font-size-asian="12.3000001907349pt" style:font-size-complex="14.1000003814697pt"/>
    </style:style>
    <style:style style:name="T51" style:family="text">
      <style:text-properties style:font-name="Liberation Sans" fo:font-size="14.1000003814697pt" officeooo:rsid="004bf42f" style:font-size-asian="12.3000001907349pt" style:font-size-complex="14.1000003814697pt"/>
    </style:style>
    <style:style style:name="T52" style:family="text">
      <style:text-properties style:font-name="Liberation Sans" fo:font-size="14.1000003814697pt" officeooo:rsid="004c77e1" style:font-size-asian="12.3000001907349pt" style:font-size-complex="14.1000003814697pt"/>
    </style:style>
    <style:style style:name="T53" style:family="text">
      <style:text-properties style:font-name="Liberation Sans" fo:font-size="14.1000003814697pt" officeooo:rsid="004ed6de" style:font-size-asian="12.3000001907349pt" style:font-size-complex="14.1000003814697pt"/>
    </style:style>
    <style:style style:name="T54" style:family="text">
      <style:text-properties style:font-name="Liberation Sans" fo:font-size="14.1000003814697pt" officeooo:rsid="00595962" style:font-size-asian="12.3000001907349pt" style:font-size-complex="14.1000003814697pt"/>
    </style:style>
    <style:style style:name="T55" style:family="text">
      <style:text-properties style:font-name="Liberation Sans" officeooo:rsid="0057f6da"/>
    </style:style>
    <style:style style:name="T56" style:family="text">
      <style:text-properties fo:font-size="12pt" officeooo:rsid="0037c714" style:font-size-asian="10.5pt" style:font-size-complex="12pt"/>
    </style:style>
    <style:style style:name="T57" style:family="text">
      <style:text-properties officeooo:rsid="0054239b"/>
    </style:style>
    <style:style style:name="T58" style:family="text">
      <style:text-properties officeooo:rsid="005508f2"/>
    </style:style>
    <style:style style:name="T59" style:family="text">
      <style:text-properties style:font-name="Liberation Serif" fo:font-size="12pt" officeooo:rsid="005508f2" style:font-size-asian="12pt" style:font-size-complex="12pt"/>
    </style:style>
    <style:style style:name="T60" style:family="text">
      <style:text-properties style:font-name="Liberation Serif" fo:font-size="12pt" officeooo:rsid="005b4b3d" style:font-size-asian="10.5pt" style:font-size-complex="12pt"/>
    </style:style>
    <style:style style:name="T61" style:family="text">
      <style:text-properties style:font-name="Liberation Serif" officeooo:rsid="002fce71"/>
    </style:style>
    <style:style style:name="T62" style:family="text">
      <style:text-properties style:font-name="Liberation Sans" fo:font-size="14.1000003814697pt" officeooo:rsid="00595962" style:font-size-asian="14.1000003814697pt" style:font-size-complex="14.1000003814697pt"/>
    </style:style>
    <style:style style:name="T63" style:family="text">
      <style:text-properties style:font-name="Liberation Sans" fo:font-size="14.1000003814697pt" officeooo:rsid="003888ce" style:font-size-asian="14.1000003814697pt" style:font-size-complex="14.1000003814697pt"/>
    </style:style>
    <style:style style:name="T64" style:family="text">
      <style:text-properties style:font-name="Liberation Sans" fo:font-size="14.1000003814697pt" fo:font-weight="bold" officeooo:rsid="005508f2" style:font-size-asian="14.1000003814697pt" style:font-weight-asian="bold" style:font-size-complex="14.1000003814697pt" style:font-weight-complex="bold"/>
    </style:style>
    <style:style style:name="T65" style:family="text">
      <style:text-properties style:font-name="Liberation Sans" fo:font-size="14.1000003814697pt" fo:font-weight="bold" officeooo:rsid="0057f6da" style:font-size-asian="14.1000003814697pt" style:font-weight-asian="bold" style:font-size-complex="14.1000003814697pt" style:font-weight-complex="bold"/>
    </style:style>
    <style:style style:name="T66" style:family="text">
      <style:text-properties style:font-name="Liberation Sans" fo:font-size="16.1000003814697pt" officeooo:rsid="005508f2" style:font-size-asian="16.1000003814697pt" style:font-size-complex="16.1000003814697pt"/>
    </style:style>
    <style:style style:name="T67" style:family="text">
      <style:text-properties style:font-name="Liberation Sans" fo:font-size="16.1000003814697pt" officeooo:rsid="0057f6da" style:font-size-asian="16.1000003814697pt" style:font-size-complex="16.1000003814697pt"/>
    </style:style>
    <style:style style:name="T68" style:family="text">
      <style:text-properties style:font-name="Liberation Sans" fo:font-size="16.1000003814697pt" officeooo:rsid="00595962" style:font-size-asian="16.1000003814697pt" style:font-size-complex="16.1000003814697pt"/>
    </style:style>
    <style:style style:name="T69" style:family="text">
      <style:text-properties fo:font-size="14.1000003814697pt" officeooo:rsid="004bf42f" style:font-size-asian="12.3000001907349pt" style:font-size-complex="14.1000003814697pt"/>
    </style:style>
    <style:style style:name="T70" style:family="text">
      <style:text-properties officeooo:rsid="00569a0b"/>
    </style:style>
    <style:style style:name="T71" style:family="text">
      <style:text-properties officeooo:rsid="0057f6d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III. Szczegóły implementacji sterownika FCL</text:h>
      <text:p text:style-name="P45"/>
      <text:h text:style-name="P56" text:outline-level="2">1. Cel </text:h>
      <text:p text:style-name="P43">Sterownik został opracowany z myślą wykorzystania go w aplikacjach napisanych w języku JAVA. Stanowi on część całości aplikacji <text:span text:style-name="T57">będącej przedmiotem tej pracy. Odpowiada</text:span> za prawidłowe modelowanie struktur na podstawie mod<text:span text:style-name="T58">el</text:span>u Mamdaniego oraz parsowanie dokumentów napisanych w języku FCL. <text:span text:style-name="T57">Wprowadzenie języka FCL w przypadku projektowania aplikacji, w której zastosowanie logiki rozmytej ma uzasadnienie daje możliwość wydzielenia tej części ze standardowego przebiegu projektowania aplikacji. Przykładowy use-case modelowania takiej aplikacji:</text:span></text:p>
      <text:p text:style-name="P70"><text:span text:style-name="Source_20_Text"><text:span text:style-name="T18"/></text:span></text:p>
      <text:p text:style-name="P70"><draw:frame draw:style-name="fr4" draw:name="Obraz12" text:anchor-type="paragraph" svg:x="-0.109cm" svg:y="0.309cm" svg:width="17cm" svg:height="15.653cm" draw:z-index="12"><draw:image xlink:href="../../img/use-case-product-delivery.png" xlink:type="simple" xlink:show="embed" xlink:actuate="onLoad" draw:filter-name="&lt;Wszystkie formaty&gt;"/></draw:frame><text:span text:style-name="Source_20_Text"><text:span text:style-name="T18">rys. II</text:span></text:span><text:span text:style-name="Source_20_Text"><text:span text:style-name="T35">I</text:span></text:span><text:span text:style-name="Source_20_Text"><text:span text:style-name="T18">.</text:span></text:span><text:span text:style-name="Source_20_Text"><text:span text:style-name="T35">1</text:span></text:span><text:span text:style-name="Source_20_Text"><text:span text:style-name="T18">.</text:span></text:span><text:span text:style-name="Source_20_Text"><text:span text:style-name="T35">1</text:span></text:span><text:span text:style-name="Source_20_Text"><text:span text:style-name="T20">/1</text:span></text:span><text:span text:style-name="Source_20_Text"><text:span text:style-name="T18"> </text:span></text:span><text:span text:style-name="Source_20_Text"><text:span text:style-name="T35">Modelowanie aplikacji z wykorzystaniem FCL</text:span></text:span></text:p>
      <text:p text:style-name="P55">Jak widać, w modelowanie takiej aplikacji można włączyć inżyniera logiki rozmytej, który może zaprojektować osobno część systemu, która daje się „zfuzyfikować”. Co ważniejsze utrzymanie takiego produktu – d<text:span text:style-name="T70">rob</text:span>ne dostrajanie aplikacji pod potrzeby klienta nie wymaga przebudowy całego modułu, jedynie skryptów FCL. <text:span text:style-name="T70">Implementacja takiej aplikacji również zyskuje na czasie, ponieważ zamodelowanie od podstaw algorytmów odpowiadających za obliczenia jest bardzo czasochłonne.</text:span></text:p>
      <text:p text:style-name="P44"/>
      <text:h text:style-name="P57" text:outline-level="2"><text:span text:style-name="T71">2</text:span>. API</text:h>
      <text:h text:style-name="Heading_20_3" text:outline-level="3"><text:span text:style-name="T71">2</text:span>.2 <text:span text:style-name="T9">Wymagania</text:span></text:h>
      <text:p text:style-name="P17">- Środowisko uruchomieniowe Java SE Runtime Enviroment w wersji minimum 8</text:p>
      <text:p text:style-name="P1">- <text:span text:style-name="T10">Plik zawierający bibliotekę fcl.jar</text:span></text:p>
      <text:h text:style-name="Heading_20_3" text:outline-level="3"><text:span text:style-name="T71">2</text:span>.3 <text:span text:style-name="T10">Uruchamianie i wczytywanie skryptów fcl</text:span></text:h>
      <text:p text:style-name="P2"><text:span text:style-name="T11">Tworzenie instancji parsera</text:span> :</text:p>
      <text:p text:style-name="P2"><text:span text:style-name="Source_20_Text"><text:span text:style-name="T1">Parser </text:span></text:span><text:span text:style-name="Source_20_Text"><text:span text:style-name="T2">parser = new Parser (String document);</text:span></text:span></text:p>
      <text:p text:style-name="P3"><text:span text:style-name="Source_20_Text"><text:span text:style-name="T12">Parsowanie danych :</text:span></text:span></text:p>
      <text:p text:style-name="P3"><text:span text:style-name="Source_20_Text"><text:span text:style-name="T2">parser.parse();</text:span></text:span></text:p>
      <text:p text:style-name="P3"><text:span text:style-name="Source_20_Text"><text:span text:style-name="T12">Wyciąganie aplikacji :</text:span></text:span></text:p>
      <text:p text:style-name="P4"><text:span text:style-name="Source_20_Text"><text:span text:style-name="T3">Application application = parser.getApplication();</text:span></text:span></text:p>
      <text:p text:style-name="P5"><text:span text:style-name="Source_20_Text"><text:span text:style-name="T13">Aplikacja jest już gotowa do użycia – wszystkie reguły ustalone w dokumencie FCL są dostępne i odpalane automatycznie przy zmianie wartości zmiennych które znajdują się w ich części przesłanki.</text:span></text:span></text:p>
      <text:p text:style-name="P5"><text:span text:style-name="Source_20_Text"><text:span text:style-name="T13">Ustawianie zmiennych</text:span></text:span></text:p>
      <text:p text:style-name="P5"><text:span text:style-name="Source_20_Text"><text:span text:style-name="T4">application.setValue(&lt;nazwa zmienniej - </text:span></text:span><text:span text:style-name="Source_20_Text"><text:span text:style-name="T5">String</text:span></text:span><text:span text:style-name="Source_20_Text"><text:span text:style-name="T4">&gt;,&lt;wartość double&gt;);</text:span></text:span></text:p>
      <text:p text:style-name="P5"><text:span text:style-name="Source_20_Text"><text:span text:style-name="T13">Po takim ustawieniu odpalą się właściwe dla tej zmiennej reguły i można używać obliczonych wartości zmiennych wyjściowych</text:span></text:span></text:p>
      <text:p text:style-name="P5"><text:span text:style-name="Source_20_Text"><text:span text:style-name="T4">double value = application.getValue(&lt;nazwa zmiennej – </text:span></text:span><text:span text:style-name="Source_20_Text"><text:span text:style-name="T5">String</text:span></text:span><text:span text:style-name="Source_20_Text"><text:span text:style-name="T4">&gt;);</text:span></text:span></text:p>
      <text:h text:style-name="Heading_20_2" text:outline-level="2"><text:span text:style-name="Source_20_Text"><text:span text:style-name="T66"/></text:span></text:h>
      <text:h text:style-name="Heading_20_2" text:outline-level="2"><text:span text:style-name="Source_20_Text"><text:span text:style-name="T67">3</text:span></text:span><text:span text:style-name="Source_20_Text"><text:span text:style-name="T66">. Biblioteka FCL</text:span></text:span></text:h>
      <text:h text:style-name="Heading_20_3" text:outline-level="3"><text:span text:style-name="Source_20_Text"><text:span text:style-name="T65">3</text:span></text:span><text:span text:style-name="Source_20_Text"><text:span text:style-name="T64">.1 Wstęp</text:span></text:span></text:h>
      <text:p text:style-name="P47"><text:span text:style-name="Source_20_Text"><text:span text:style-name="T59">Zadaniem biblioteki jest udostępnienie programistycznego API umożliwiającego ładowanie skryptów FCL oraz korzystanie z wyników ich działania w innej aplikacji.</text:span></text:span></text:p>
      <text:h text:style-name="P64" text:outline-level="3"><text:span text:style-name="Source_20_Text"><text:span text:style-name="T13"/></text:span></text:h>
      <text:h text:style-name="P65" text:outline-level="3"><text:span text:style-name="Source_20_Text"><text:span text:style-name="T55">3</text:span></text:span><text:span text:style-name="Source_20_Text"><text:span text:style-name="T41">.2 Moduły</text:span></text:span></text:h>
      <text:p text:style-name="P5"><text:span text:style-name="Source_20_Text"><text:span text:style-name="T13">Biblioteka dzieli się na następujące moduły :</text:span></text:span></text:p>
      <text:list xml:id="list4787285456778335517" text:style-name="L1">
        <text:list-item>
          <text:p text:style-name="P48"><text:span text:style-name="Source_20_Text"><text:span text:style-name="T14">Moduł główny research.fcl.library</text:span></text:span></text:p>
        </text:list-item>
        <text:list-item>
          <text:p text:style-name="P49"><text:span text:style-name="Source_20_Text"><text:span text:style-name="T14">Moduł parsera research.fcl.library.parser</text:span></text:span></text:p>
        </text:list-item>
        <text:list-item>
          <text:p text:style-name="P49"><text:span text:style-name="Source_20_Text"><text:span text:style-name="T14">Moduł środowiska research.fcl.library.enviroment</text:span></text:span></text:p>
        </text:list-item>
        <text:list-item>
          <text:p text:style-name="P49"><text:span text:style-name="Source_20_Text"><text:span text:style-name="T14">Moduł bloku funkcji research.fcl.library.functionblock</text:span></text:span></text:p>
        </text:list-item>
        <text:list-item>
          <text:p text:style-name="P49"><text:span text:style-name="Source_20_Text"><text:span text:style-name="T14">Moduł zmiennych blokowych research.fcl.library.variable</text:span></text:span><text:span text:style-name="Source_20_Text"><text:span text:style-name="T16">s</text:span></text:span></text:p>
        </text:list-item>
        <text:list-item>
          <text:p text:style-name="P49"><text:span text:style-name="Source_20_Text"><text:span text:style-name="T14">Moduł reguł research.fcl.library.rules</text:span></text:span></text:p>
        </text:list-item>
        <text:list-item>
          <text:p text:style-name="P49"><text:span text:style-name="Source_20_Text"><text:span text:style-name="T14">Moduł termów research.fcl.library.terms</text:span></text:span></text:p>
        </text:list-item>
        <text:list-item>
          <text:p text:style-name="P49"><text:span text:style-name="Source_20_Text"><text:span text:style-name="T14">Moduł akumulacji research.fcl.library.accumulation</text:span></text:span></text:p>
        </text:list-item>
        <text:list-item>
          <text:p text:style-name="P49"><text:span text:style-name="Source_20_Text"><text:span text:style-name="T14">Moduł spójników research.fcl.library.andmethods</text:span></text:span></text:p>
        </text:list-item>
        <text:list-item>
          <text:p text:style-name="P49"><text:span text:style-name="Source_20_Text"><text:span text:style-name="T14">Moduł defuzyfikacji research.fcl.library.defuzzification</text:span></text:span></text:p>
        </text:list-item>
      </text:list>
      <text:p text:style-name="P29"><text:span text:style-name="Source_20_Text"><text:span text:style-name="T15">Ze względu na dużą złożoność biblioteki (ponad 90 klas) Moduły zostaną przedstawione rozdzielnie.</text:span></text:span></text:p>
      <text:h text:style-name="Heading_20_3" text:outline-level="3"><text:span text:style-name="Source_20_Text"><text:span text:style-name="T55">3</text:span></text:span><text:span text:style-name="Source_20_Text"><text:span text:style-name="T43">.3</text:span></text:span><text:span text:style-name="Source_20_Text"><text:span text:style-name="T42">. Moduł główny biblioteki</text:span></text:span></text:h>
      <text:p text:style-name="P6"><text:span text:style-name="Source_20_Text"><text:span text:style-name="T38">W module głównym biblioteki znajduje się jedna klasa, której zadaniem jest reprezentacja modelu opisanego w załadowanym skrypcie FCL. </text:span></text:span><text:span text:style-name="Source_20_Text"><text:span text:style-name="T39">Sygnatura klasy wygląda następująco :</text:span></text:span></text:p>
      <text:p text:style-name="P30"><draw:frame draw:style-name="fr1" draw:name="Obraz1" text:anchor-type="paragraph" svg:width="9.869cm" svg:height="10.292cm" draw:z-index="0"><draw:image xlink:href="../../img/diag-applicatioin.png" xlink:type="simple" xlink:show="embed" xlink:actuate="onLoad"/></draw:frame><text:span text:style-name="Source_20_Text"><text:span text:style-name="T18">rys. II.</text:span></text:span><text:span text:style-name="Source_20_Text"><text:span text:style-name="T36">3</text:span></text:span><text:span text:style-name="Source_20_Text"><text:span text:style-name="T18">.</text:span></text:span><text:span text:style-name="Source_20_Text"><text:span text:style-name="T20">3/1</text:span></text:span><text:span text:style-name="Source_20_Text"><text:span text:style-name="T18"> Sygnatura klasy Application</text:span></text:span></text:p>
      <text:p text:style-name="P25"><text:span text:style-name="Source_20_Text"><text:span text:style-name="T18">Wszystkie gettery zostały udostępnione z myślą o rozszerzaniu aplikacji o nowe funkcjonalnści. Klasa posiada również delegaty ułatwiające operacje na środowisku zmiennych :</text:span></text:span></text:p>
      <text:list xml:id="list8881108778521060620" text:style-name="L2">
        <text:list-item>
          <text:p text:style-name="P36"><text:span text:style-name="Source_20_Text"><text:span text:style-name="T56">getValue(String)</text:span></text:span></text:p>
        </text:list-item>
        <text:list-item>
          <text:p text:style-name="P36"><text:span text:style-name="Source_20_Text"><text:span text:style-name="T56">setValue(String,double)</text:span></text:span></text:p>
        </text:list-item>
      </text:list>
      <text:h text:style-name="Heading_20_3" text:outline-level="3"><text:span text:style-name="Source_20_Text"><text:span text:style-name="T46">3</text:span></text:span><text:span text:style-name="Source_20_Text"><text:span text:style-name="T44">.4 Moduł parsera</text:span></text:span></text:h>
      <text:p text:style-name="P30"><draw:frame draw:style-name="fr1" draw:name="Obraz2" text:anchor-type="paragraph" svg:width="16.891cm" svg:height="18.39cm" draw:z-index="1"><draw:image xlink:href="../../img/diag-parser.png" xlink:type="simple" xlink:show="embed" xlink:actuate="onLoad"/></draw:frame><text:span text:style-name="Source_20_Text"><text:span text:style-name="T19">Rys III.</text:span></text:span><text:span text:style-name="Source_20_Text"><text:span text:style-name="T36">3.4</text:span></text:span><text:span text:style-name="Source_20_Text"><text:span text:style-name="T19">/1 Parser wraz zależnościami</text:span></text:span></text:p>
      <text:p text:style-name="P7"><text:span text:style-name="Source_20_Text"><text:span text:style-name="T19">Parser jest jednym z bardziej złożonych elementów aplikacji. Korzysta on z mechanizmu Regex do wyszukiwania słów odpowiadających wzorcom przygotowanym do konstrukcji skrytpu FCL. Posiada również mechanizm logowania błędów, które mogą wystąpić w skryptach.</text:span></text:span></text:p>
      <text:h text:style-name="P66" text:outline-level="3"><text:span text:style-name="Source_20_Text"><text:span text:style-name="T47">3</text:span></text:span><text:span text:style-name="Source_20_Text"><text:span text:style-name="T45">.5 Moduł środowiska</text:span></text:span></text:h>
      <text:p text:style-name="P31"><draw:frame draw:style-name="fr2" draw:name="Obraz3" text:anchor-type="paragraph" svg:width="15.028cm" svg:height="13.467cm" draw:z-index="2"><draw:image xlink:href="../../img/diag-enviroment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0">5</text:span></text:span><text:span text:style-name="Source_20_Text"><text:span text:style-name="T19">/1 </text:span></text:span><text:span text:style-name="Source_20_Text"><text:span text:style-name="T20">Środowisko wraz z zależnościami</text:span></text:span></text:p>
      <text:p text:style-name="P8"><text:span text:style-name="Source_20_Text"><text:span text:style-name="T20"/></text:span></text:p>
      <text:p text:style-name="P9"><text:span text:style-name="Source_20_Text"><text:span text:style-name="T20">Środowisko jest mocno uniezależnione od pozostałej części aplikacji. Zmienne blokowe odwołują się do zmiennych środowiska implementując interfejs </text:span></text:span><text:span text:style-name="Source_20_Text"><text:span text:style-name="T6">Observer</text:span></text:span><text:span text:style-name="Source_20_Text"><text:span text:style-name="T20"> i dodając się do listy obserwatorów odpowiedniej zmiennej. Środowisko jest mapą </text:span></text:span><text:span text:style-name="Source_20_Text"><text:span text:style-name="T6">String→double</text:span></text:span><text:span text:style-name="Source_20_Text"><text:span text:style-name="T40">. </text:span></text:span><text:span text:style-name="Source_20_Text"><text:span text:style-name="T20">Istnieje możliwość Utworzenia nowej aplikacji na podstawie innych skryptów przy zachowaniu wartości zmiennych środowiska. Warunkiem jest pokrywanie się nazw zmiennych w nowych skryptach.</text:span></text:span></text:p>
      <text:h text:style-name="P60" text:outline-level="3"><text:span text:style-name="Source_20_Text"><text:span text:style-name="T47">3</text:span></text:span><text:span text:style-name="Source_20_Text"><text:span text:style-name="T45">.6 Moduł bloku funkcji</text:span></text:span></text:h>
      <text:p text:style-name="P10"><text:span text:style-name="Source_20_Text"><text:span text:style-name="T21">Aplikacja składa się z mapy bloków funkcji, z których każdy posiada swoją nazwę. Blok odpowiada za przechowywanie zmiennych wejściowych, wewnętrznych i wyjściowych. Daje również możliwość wyciągnięcia zmiennych przeznaczonych do użycia w przesłankach – zwanych dalej lewymi oraz tych, które można użyć w konkluzjach – zwane dalej prawymi. Wiąże się to z faktem, że zmienne wewnętrzne mogą należeć do obu zbiorów zmiennych lewych i prawych. Oprócz zmiennych zawiera również listę bloków reguł.</text:span></text:span></text:p>
      <text:p text:style-name="P27"><draw:frame draw:style-name="fr1" draw:name="Obraz4" text:anchor-type="paragraph" svg:width="13.811cm" svg:height="9.604cm" draw:z-index="3"><draw:image xlink:href="../../img/diag-functionblock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1">6</text:span></text:span><text:span text:style-name="Source_20_Text"><text:span text:style-name="T19">/1 </text:span></text:span><text:span text:style-name="Source_20_Text"><text:span text:style-name="T21">Blok funkcji wraz z zależnościami</text:span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h text:style-name="P61" text:outline-level="3"><text:span text:style-name="Source_20_Text"><text:span text:style-name="T54">3</text:span></text:span><text:span text:style-name="Source_20_Text"><text:span text:style-name="T48">.7 Moduł zmiennych blokowych</text:span></text:span></text:h>
      <text:p text:style-name="P11"><text:span text:style-name="Source_20_Text"><text:span text:style-name="T22">Zmienne blokowe wskazują na zmienne środowiskowe i reagują na ich zmiany implementując interfejs </text:span></text:span><text:span text:style-name="Source_20_Text"><text:span text:style-name="T7">Observer. </text:span></text:span><text:span text:style-name="Source_20_Text"><text:span text:style-name="T22">Zmienne środowiskowe informują o każdej zmianie uruchamiając metodę </text:span></text:span><text:span text:style-name="Source_20_Text"><text:span text:style-name="T7">notify(Variable).</text:span></text:span><text:span text:style-name="Source_20_Text"><text:span text:style-name="T22"> </text:span></text:span><text:span text:style-name="Source_20_Text"><text:span text:style-name="T23">Klasa BaseFunctionVariable po której dziedziczą wszystkie pozostałe typy zmiennych blokowych implementuje ten interfejs. Godnymi uwagi elementami tej klasy są :</text:span></text:span></text:p>
      <text:list xml:id="list7718622297301252221" text:style-name="L3">
        <text:list-item>
          <text:p text:style-name="P37"><text:span text:style-name="Source_20_Text"><text:span text:style-name="T23">list</text:span></text:span><text:span text:style-name="Source_20_Text"><text:span text:style-name="T24">a reguł od których zależy ta zmienna (zmienna występuje po stronie konkluzji w tych regułach)</text:span></text:span></text:p>
        </text:list-item>
        <text:list-item>
          <text:p text:style-name="P38"><text:span text:style-name="Source_20_Text"><text:span text:style-name="T24">lista reguł które zależą od tej zmiennej (zmienna występuje po stronie przesłanki w tych regułach)</text:span></text:span></text:p>
        </text:list-item>
        <text:list-item>
          <text:p text:style-name="P38"><text:span text:style-name="Source_20_Text"><text:span text:style-name="T24">lista termów które są przypisane do tej zmiennej</text:span></text:span></text:p>
        </text:list-item>
        <text:list-item>
          <text:p text:style-name="P39"><text:span text:style-name="Source_20_Text"><text:span text:style-name="T25">lista pojedynczych termów zebranych z wszystkich predykatów konkluzji</text:span></text:span></text:p>
        </text:list-item>
        <text:list-item>
          <text:p text:style-name="P39"><text:span text:style-name="Source_20_Text"><text:span text:style-name="T25">funkcję przynależności dla zakumulowanych termów dla ostatniego przeliczenia</text:span></text:span></text:p>
        </text:list-item>
        <text:list-item>
          <text:p text:style-name="P39"><text:span text:style-name="Source_20_Text"><text:span text:style-name="T25">funkcję ustawiającą domyślną wartość tej zmiennej</text:span></text:span></text:p>
        </text:list-item>
        <text:list-item>
          <text:p text:style-name="P39"><text:span text:style-name="Source_20_Text"><text:span text:style-name="T25">funkcję służącą do prezentacji wszystkich termów tej zmiennej – włącznie z zakumulowanymi</text:span></text:span></text:p>
        </text:list-item>
      </text:list>
      <text:p text:style-name="P12"><text:span text:style-name="Source_20_Text"><text:span text:style-name="T25"/></text:span></text:p>
      <text:p text:style-name="P28"><draw:frame draw:style-name="fr3" draw:name="Obraz5" text:anchor-type="paragraph" svg:width="17cm" svg:height="15.603cm" draw:z-index="4"><draw:image xlink:href="../../img/diag-variables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5">7</text:span></text:span><text:span text:style-name="Source_20_Text"><text:span text:style-name="T19">/1 </text:span></text:span><text:span text:style-name="Source_20_Text"><text:span text:style-name="T25">Diagram klas modułu zmiennych blokowych</text:span></text:span></text:p>
      <text:h text:style-name="P62" text:outline-level="3"><text:span text:style-name="Source_20_Text"><text:span text:style-name="T54">3.</text:span></text:span><text:span text:style-name="Source_20_Text"><text:span text:style-name="T49">8 Moduł reguł</text:span></text:span></text:h>
      <text:p text:style-name="P15"><text:span text:style-name="Source_20_Text"><text:span text:style-name="T26">Moduł ten odpowiada za prawidłowe parsowanie treści reguł i przekonwertowanie ich do drzewa obiektów wykonujących właściwe operacje. Przykładowe drzewo reguły :</text:span></text:span></text:p>
      <text:p text:style-name="P16"><text:span text:style-name="Source_20_Text"><text:span text:style-name="T8">if wilgotnosc is duza and temperatura is niska then zraszanie is brak;</text:span></text:span></text:p>
      <text:p text:style-name="P30"><draw:frame draw:style-name="fr1" draw:name="Obraz7" text:anchor-type="paragraph" svg:width="10.545cm" svg:height="4.262cm" draw:z-index="6"><draw:image xlink:href="../../img/action-tree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8">8</text:span></text:span><text:span text:style-name="Source_20_Text"><text:span text:style-name="T19">/1 </text:span></text:span><text:span text:style-name="Source_20_Text"><text:span text:style-name="T27">Diagram zależności obiektów w jednej regule</text:span></text:span></text:p>
      <text:p text:style-name="P26">Drzewa te dołączane są do zmiennych wejściowych i wyjściowych wszystkich zmiennych które zawate są w regule: </text:p>
      <text:list xml:id="list3588774712118976305" text:style-name="L4">
        <text:list-item>
          <text:p text:style-name="P52">Do zmiennych wejściowych jako dependant rule</text:p>
        </text:list-item>
        <text:list-item>
          <text:p text:style-name="P42"><draw:frame draw:style-name="fr4" draw:name="Obraz6" text:anchor-type="paragraph" svg:x="-0.263cm" svg:y="1.217cm" svg:width="17cm" svg:height="20.415cm" draw:z-index="5"><draw:image xlink:href="../../img/diag-rules.bmp" xlink:type="simple" xlink:show="embed" xlink:actuate="onLoad"/></draw:frame>Do zmiennych wyjściowych jako affecting rule</text:p>
        </text:list-item>
      </text:list>
      <text:p text:style-name="P34"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8">8</text:span></text:span><text:span text:style-name="Source_20_Text"><text:span text:style-name="T19">/</text:span></text:span><text:span text:style-name="Source_20_Text"><text:span text:style-name="T17">2</text:span></text:span><text:span text:style-name="Source_20_Text"><text:span text:style-name="T19"> </text:span></text:span><text:span text:style-name="Source_20_Text"><text:span text:style-name="T17">Diagram klas modułu reguł.</text:span></text:span></text:p>
      <text:h text:style-name="P67" text:outline-level="3"><text:span text:style-name="Source_20_Text"><text:span text:style-name="T54">3</text:span></text:span><text:span text:style-name="Source_20_Text"><text:span text:style-name="T50">.9 Moduł termów</text:span></text:span></text:h>
      <text:p text:style-name="P20"><text:span text:style-name="Source_20_Text"><text:span text:style-name="T27">Moduł ten zawiera definicje wszystkich typów termów jakie aplikacja jest w stanie utworzyć. Wykorzystano tu mechanizm dziedziczenia po klasie abstrakcyjnej Term. </text:span></text:span><text:span text:style-name="Source_20_Text"><text:span text:style-name="T28">Dwa z nich można tworzyć w skryptach FCL :</text:span></text:span></text:p>
      <text:list xml:id="list8741958305975092767" text:style-name="L5">
        <text:list-item>
          <text:p text:style-name="P54"><text:span text:style-name="Source_20_Text"><text:span text:style-name="T28">SingletonTerm</text:span></text:span></text:p>
        </text:list-item>
        <text:list-item>
          <text:p text:style-name="P40"><text:span text:style-name="Source_20_Text"><text:span text:style-name="T28">PointsTerm</text:span></text:span></text:p>
        </text:list-item>
      </text:list>
      <text:p text:style-name="P13"><text:span text:style-name="Source_20_Text"><text:span text:style-name="T28">Ich definicje stanowią część fabryki produkującej termy. Pozostałe wykorzystywane są wewnętrznie do obliczeń wyników częściowych.</text:span></text:span></text:p>
      <text:p text:style-name="P33"><draw:frame draw:style-name="fr5" draw:name="Obraz8" text:anchor-type="paragraph" svg:width="17cm" svg:height="18.796cm" draw:z-index="7"><draw:image xlink:href="../../img/diag-terms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8">9</text:span></text:span><text:span text:style-name="Source_20_Text"><text:span text:style-name="T19">/</text:span></text:span><text:span text:style-name="Source_20_Text"><text:span text:style-name="T27">2</text:span></text:span><text:span text:style-name="Source_20_Text"><text:span text:style-name="T19"> </text:span></text:span><text:span text:style-name="Source_20_Text"><text:span text:style-name="T27">Diagram klas modułu reguł.</text:span></text:span></text:p>
      <text:h text:style-name="P68" text:outline-level="3"><text:span text:style-name="Source_20_Text"><text:span text:style-name="T54">3</text:span></text:span><text:span text:style-name="Source_20_Text"><text:span text:style-name="T50">.</text:span></text:span><text:span text:style-name="Source_20_Text"><text:span text:style-name="T51">10</text:span></text:span><text:span text:style-name="Source_20_Text"><text:span text:style-name="T50"> </text:span></text:span><text:span text:style-name="Source_20_Text"><text:span text:style-name="T51">Moduł akumulacji</text:span></text:span></text:h>
      <text:p text:style-name="P18"><text:span text:style-name="Source_20_Text"><text:span text:style-name="T17">Moduł ten </text:span></text:span><text:span text:style-name="Source_20_Text"><text:span text:style-name="T29">zawiera</text:span></text:span><text:span text:style-name="Source_20_Text"><text:span text:style-name="T17"> </text:span></text:span><text:span text:style-name="Source_20_Text"><text:span text:style-name="T30">definicje metod akumulacji oraz fabryki dobierające odpowiednią metodę na podstawie nazwy </text:span></text:span><text:span text:style-name="Source_20_Text"><text:span text:style-name="T29">metody użytej w skrypcie FCL</text:span></text:span><text:span text:style-name="Source_20_Text"><text:span text:style-name="T30">. </text:span></text:span><text:span text:style-name="Source_20_Text"><text:span text:style-name="T29">Metoda pobiera dwie funkcje przynależności i za pomocą odpowiedniej funkcji łączy je w jedną. Moduł zawiera definicje dwóch metod akumulacji oraz dwie <text:s/>definicje termów, których zadaniem jest połączenie dwóch termów w jeden.</text:span></text:span></text:p>
      <text:p text:style-name="P22"><draw:frame draw:style-name="fr4" draw:name="Obraz9" text:anchor-type="paragraph" svg:x="-0.021cm" svg:y="0.949cm" svg:width="17cm" svg:height="15.108cm" draw:z-index="8"><draw:image xlink:href="../../img/diag-accu.png" xlink:type="simple" xlink:show="embed" xlink:actuate="onLoad"/></draw:frame><text:span text:style-name="Source_20_Text"><text:span text:style-name="T19"/></text:span></text:p>
      <text:p text:style-name="P22"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9">10</text:span></text:span><text:span text:style-name="Source_20_Text"><text:span text:style-name="T19">/</text:span></text:span><text:span text:style-name="Source_20_Text"><text:span text:style-name="T29">1</text:span></text:span><text:span text:style-name="Source_20_Text"><text:span text:style-name="T19"> </text:span></text:span><text:span text:style-name="Source_20_Text"><text:span text:style-name="T17">Diagram klas modułu </text:span></text:span><text:span text:style-name="Source_20_Text"><text:span text:style-name="T29">akumulacji</text:span></text:span></text:p>
      <text:p text:style-name="P22"><text:span text:style-name="Source_20_Text"><text:span text:style-name="T29"/></text:span></text:p>
      <text:p text:style-name="P22"><text:span text:style-name="Source_20_Text"><text:span text:style-name="T29"/></text:span></text:p>
      <text:p text:style-name="P14"><text:span text:style-name="Source_20_Text"><text:span text:style-name="T29">Konstruktor termów akumulacji pobiera nową nazwę oraz dwa termy. Akumulacja polega na wielokrotnym utworzeniu instancji termu akumulacji z poprzedniej instancji i termu do zakumulowania. Powstałe w ten sposób warstwy tworzą na końcu jeden term przypisany do zmiennej wyjściowej.</text:span></text:span></text:p>
      <text:h text:style-name="P69" text:outline-level="3"><text:span text:style-name="Source_20_Text"><text:span text:style-name="T54">3.</text:span></text:span><text:span text:style-name="Source_20_Text"><text:span text:style-name="T51">1</text:span></text:span><text:span text:style-name="Source_20_Text"><text:span text:style-name="T52">1</text:span></text:span><text:span text:style-name="Source_20_Text"><text:span text:style-name="T50"> </text:span></text:span><text:span text:style-name="Source_20_Text"><text:span text:style-name="T51">Moduł </text:span></text:span><text:span text:style-name="Source_20_Text"><text:span text:style-name="T52">spójników</text:span></text:span></text:h>
      <text:p text:style-name="P18"><text:span text:style-name="Source_20_Text"><text:span text:style-name="T17">Moduł </text:span></text:span><text:span text:style-name="Source_20_Text"><text:span text:style-name="T31">ten odpowiada za prawidłowe definicje t-norm dla spójników and i or. Dostępne t-normy to:</text:span></text:span></text:p>
      <text:list xml:id="list3285762655762046062" text:style-name="L6">
        <text:list-item>
          <text:p text:style-name="P53"><text:span text:style-name="Source_20_Text"><text:span text:style-name="T31">prod</text:span></text:span></text:p>
        </text:list-item>
        <text:list-item>
          <text:p text:style-name="P53"><text:span text:style-name="Source_20_Text"><text:span text:style-name="T31">min</text:span></text:span></text:p>
        </text:list-item>
      </text:list>
      <text:p text:style-name="P19"><text:span text:style-name="Source_20_Text"><text:span text:style-name="T32">Każda z nich obsługuje spójniki and i or.</text:span></text:span></text:p>
      <text:p text:style-name="P19"><text:span text:style-name="Source_20_Text"><text:span text:style-name="T32"/></text:span></text:p>
      <text:p text:style-name="P23"><draw:frame draw:style-name="fr6" draw:name="Obraz10" text:anchor-type="paragraph" svg:width="17cm" svg:height="7.44cm" draw:z-index="9"><draw:image xlink:href="../../img/diag-andmethods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9">1</text:span></text:span><text:span text:style-name="Source_20_Text"><text:span text:style-name="T32">1</text:span></text:span><text:span text:style-name="Source_20_Text"><text:span text:style-name="T19">/</text:span></text:span><text:span text:style-name="Source_20_Text"><text:span text:style-name="T29">1</text:span></text:span><text:span text:style-name="Source_20_Text"><text:span text:style-name="T19"> </text:span></text:span><text:span text:style-name="Source_20_Text"><text:span text:style-name="T17">Diagram klas modułu </text:span></text:span><text:span text:style-name="Source_20_Text"><text:span text:style-name="T32">spójników</text:span></text:span></text:p>
      <text:h text:style-name="P63" text:outline-level="3"><text:span text:style-name="Source_20_Text"><text:span text:style-name="T54">3</text:span></text:span><text:span text:style-name="Source_20_Text"><text:span text:style-name="T50">.</text:span></text:span><text:span text:style-name="Source_20_Text"><text:span text:style-name="T51">1</text:span></text:span><text:span text:style-name="Source_20_Text"><text:span text:style-name="T53">2</text:span></text:span><text:span text:style-name="Source_20_Text"><text:span text:style-name="T50"> </text:span></text:span><text:span text:style-name="Source_20_Text"><text:span text:style-name="T51">Moduł </text:span></text:span><text:span text:style-name="Source_20_Text"><text:span text:style-name="T53">defuzyfikacji</text:span></text:span></text:h>
      <text:p text:style-name="P35"><text:span text:style-name="Source_20_Text"><text:span text:style-name="T17">Mod</text:span></text:span><text:span text:style-name="Source_20_Text"><text:span text:style-name="T32">uł ten definiuje metody defuzyfikacji. Każda nowa metoda musi dziedziczyć po klasie abstrakcyjnej DefuzzificationMethod implemenując funkcję calculate. Funkcja otrzymuje :</text:span></text:span></text:p>
      <text:list xml:id="list8858488267193764179" text:style-name="L7">
        <text:list-item>
          <text:p text:style-name="P50"><text:span text:style-name="Source_20_Text"><text:span text:style-name="T32">funkcję przynależności wszystkich zakumulowanych termów</text:span></text:span></text:p>
        </text:list-item>
        <text:list-item>
          <text:p text:style-name="P50"><text:span text:style-name="Source_20_Text"><text:span text:style-name="T32">listę funkcji przynależności wynikowych z poszczególnych regułach</text:span></text:span></text:p>
        </text:list-item>
        <text:list-item>
          <text:p text:style-name="P50"><text:span text:style-name="Source_20_Text"><text:span text:style-name="T32">referencję zmiennej wyjściowej dla której liczona jest wartość</text:span></text:span></text:p>
        </text:list-item>
        <text:list-item>
          <text:p text:style-name="P50"><text:span text:style-name="Source_20_Text"><text:span text:style-name="T32">metodę akumulacji przypisaną do tej zmiennej</text:span></text:span></text:p>
        </text:list-item>
      </text:list>
      <text:p text:style-name="P19"><text:span text:style-name="Source_20_Text"><text:span text:style-name="T32"/></text:span></text:p>
      <text:p text:style-name="P35"><text:span text:style-name="Source_20_Text"><text:span text:style-name="T32">Zdefiniowane są dwie metody defuzyfikacji :</text:span></text:span></text:p>
      <text:list xml:id="list4428718124624617725" text:style-name="L8">
        <text:list-item>
          <text:p text:style-name="P51"><text:span text:style-name="Source_20_Text"><text:span text:style-name="T32">COG - Center of Gravity</text:span></text:span></text:p>
        </text:list-item>
        <text:list-item>
          <text:p text:style-name="P51"><text:span text:style-name="Source_20_Text"><text:span text:style-name="T32">COS – Center of (gravity for) Singletons</text:span></text:span></text:p>
        </text:list-item>
      </text:list>
      <text:p text:style-name="P19"><text:span text:style-name="Source_20_Text"><text:span text:style-name="T32">Metoda COG bazuje na </text:span></text:span><text:span text:style-name="Source_20_Text"><text:span text:style-name="T33">całkowaniu numerycznym – metodą trapezów. Polega ona na dzieleniu zakresu całkowania na przedziały i obliczaniu pola trapezu którego dwa punkty leżą na osi x, dwa pozostałe zaś znajdują się na wykresie funkcji.</text:span></text:span></text:p>
      <text:p text:style-name="P19"/>
      <text:p text:style-name="P19"><draw:frame draw:style-name="fr7" draw:name="Obiekt1" text:anchor-type="as-char" svg:y="-0.781cm" svg:width="9.366cm" svg:height="1.275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21">Metoda COS wylicza wartość za pomocą wzoru opisanego w <text:s/>I.2.3.</text:p>
      <text:p text:style-name="P24"><draw:frame draw:style-name="fr5" draw:name="Obraz11" text:anchor-type="paragraph" svg:width="17cm" svg:height="9.606cm" draw:z-index="10"><draw:image xlink:href="../../img/diag-defuzzification.png" xlink:type="simple" xlink:show="embed" xlink:actuate="onLoad"/></draw:frame><text:span text:style-name="Source_20_Text"><text:span text:style-name="T19">Rys III.</text:span></text:span><text:span text:style-name="Source_20_Text"><text:span text:style-name="T37">3</text:span></text:span><text:span text:style-name="Source_20_Text"><text:span text:style-name="T19">.</text:span></text:span><text:span text:style-name="Source_20_Text"><text:span text:style-name="T29">1</text:span></text:span><text:span text:style-name="Source_20_Text"><text:span text:style-name="T34">2</text:span></text:span><text:span text:style-name="Source_20_Text"><text:span text:style-name="T19">/</text:span></text:span><text:span text:style-name="Source_20_Text"><text:span text:style-name="T29">1</text:span></text:span><text:span text:style-name="Source_20_Text"><text:span text:style-name="T19"> </text:span></text:span><text:span text:style-name="Source_20_Text"><text:span text:style-name="T17">Diagram klas modułu </text:span></text:span><text:span text:style-name="Source_20_Text"><text:span text:style-name="T34">defuzyfikacji</text:span></text:span></text:p>
      <text:p text:style-name="P71"><text:span text:style-name="Source_20_Text"><text:span text:style-name="T34"/></text:span></text:p>
      <text:h text:style-name="P58" text:outline-level="2"><text:span text:style-name="Source_20_Text"><text:span text:style-name="T68">4. Szczegóły implementacji</text:span></text:span></text:h>
      <text:h text:style-name="Heading_20_3" text:outline-level="3"><text:span text:style-name="Source_20_Text"><text:span text:style-name="T47">4.1 Opis działania</text:span></text:span></text:h>
      <text:p text:style-name="P41"><text:span text:style-name="Source_20_Text"><text:span text:style-name="T60">Dokumenty FCL są prasowane w całości. Po przeczytaniu całego pliku/plików w pamięci aplikacji nie są zachowywane żadne fragmenty treści, jedynie nazwy zmiennych/termów w celu ułatwienia ich identyfikacj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7-19T21:16:26.587293566</dc:date>
    <meta:editing-duration>P2DT1M2S</meta:editing-duration>
    <meta:editing-cycles>35</meta:editing-cycles>
    <meta:generator>LibreOffice/4.4.2.2$Linux_X86_64 LibreOffice_project/40m0$Build-2</meta:generator>
    <meta:document-statistic meta:table-count="0" meta:image-count="12" meta:object-count="1" meta:page-count="12" meta:paragraph-count="102" meta:word-count="1134" meta:character-count="8534" meta:non-whitespace-character-count="752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sub>
            <mi>x</mi>
            <mi>p</mi>
          </msub>
          <msub>
            <mi>x</mi>
            <mi>k</mi>
          </msub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sub>
              <mi>x</mi>
              <mi>k</mi>
            </msub>
            <mo stretchy="false">−</mo>
            <msub>
              <mi>x</mi>
              <mi>p</mi>
            </msub>
          </mrow>
          <mi>n</mi>
        </mfrac>
      </mrow>
      <mrow>
        <mo fence="true" stretchy="fals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f</mi>
              </mrow>
              <mrow>
                <mo fence="true" stretchy="false">(</mo>
                <mrow>
                  <mrow>
                    <mrow>
                      <msub>
                        <mi>x</mi>
                        <mi>k</mi>
                      </msub>
                      <mo stretchy="false">+</mo>
                      <mi>i</mi>
                    </mrow>
                    <mfrac>
                      <mrow>
                        <msub>
                          <mi>x</mi>
                          <mi>k</mi>
                        </msub>
                        <mo stretchy="false">−</mo>
                        <msub>
                          <mi>x</mi>
                          <mi>p</mi>
                        </msub>
                      </mrow>
                      <mi>n</mi>
                    </mfrac>
                  </mrow>
                </mrow>
                <mo fence="true" stretchy="false">)</mo>
              </mrow>
            </mrow>
            <mo stretchy="false">+</mo>
            <mfrac>
              <mrow>
                <mi>f</mi>
                <mrow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sub>
                      <mi>x</mi>
                      <mi>p</mi>
                    </msub>
                  </mrow>
                  <mo fence="true" stretchy="false">)</mo>
                </mrow>
              </mrow>
              <mn>2</mn>
            </mfrac>
          </mrow>
        </mrow>
        <mo fence="true" stretchy="false">)</mo>
      </mrow>
    </mrow>
    <annotation encoding="StarMath 5.0">int from x_p to x_k f( x )dx approx {{x_k - x_p} over n}  ({sum from i=1 to n f(x_k + i{{x_k - x_p } over n})} + {{f(x_k) + f(x_p)} over 2})</annotation>
  </semantics>
</math>
</file>